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413cm"/>
    </style:style>
    <style:style style:name="co37" style:family="table-column">
      <style:table-column-properties fo:break-before="auto" style:column-width="5.105cm"/>
    </style:style>
    <style:style style:name="co38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1.081cm"/>
    </style:style>
    <style:style style:name="co23" style:family="table-column">
      <style:table-column-properties fo:break-before="auto" style:column-width="1.692cm"/>
    </style:style>
    <style:style style:name="co24" style:family="table-column">
      <style:table-column-properties fo:break-before="auto" style:column-width="1.637cm"/>
    </style:style>
    <style:style style:name="co25" style:family="table-column">
      <style:table-column-properties fo:break-before="auto" style:column-width="1.554cm"/>
    </style:style>
    <style:style style:name="co26" style:family="table-column">
      <style:table-column-properties fo:break-before="auto" style:column-width="1.358cm"/>
    </style:style>
    <style:style style:name="co27" style:family="table-column">
      <style:table-column-properties fo:break-before="auto" style:column-width="1.526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1.192cm"/>
    </style:style>
    <style:style style:name="co30" style:family="table-column">
      <style:table-column-properties fo:break-before="auto" style:column-width="1.386cm"/>
    </style:style>
    <style:style style:name="co31" style:family="table-column">
      <style:table-column-properties fo:break-before="auto" style:column-width="0.804cm"/>
    </style:style>
    <style:style style:name="co32" style:family="table-column">
      <style:table-column-properties fo:break-before="auto" style:column-width="1.469cm"/>
    </style:style>
    <style:style style:name="co33" style:family="table-column">
      <style:table-column-properties fo:break-before="auto" style:column-width="0.942cm"/>
    </style:style>
    <style:style style:name="co34" style:family="table-column">
      <style:table-column-properties fo:break-before="auto" style:column-width="1.332cm"/>
    </style:style>
    <style:style style:name="co35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23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8" style:family="table-cell" style:parent-style-name="Default" style:data-style-name="N116">
      <style:table-cell-properties fo:background-color="#ffffcc"/>
    </style:style>
    <style:style style:name="ce19" style:family="table-cell" style:parent-style-name="Default" style:data-style-name="N30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4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5.63">
            <text:p>5.6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6.21902256606508">
            <text:p>6.2190</text:p>
          </table:table-cell>
          <table:table-cell table:style-name="ce7" office:value-type="float" office:value="19.5">
            <text:p>19.5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1.5401314455185">
            <text:p>21.5401</text:p>
          </table:table-cell>
          <table:table-cell table:style-name="ce7" office:value-type="float" office:value="3.046">
            <text:p>3.04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.36467899400253">
            <text:p>3.364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5.63">
            <text:p>5.6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6.15744808521295">
            <text:p>6.1574</text:p>
          </table:table-cell>
          <table:table-cell table:style-name="ce8" table:formula="of:=[.V2]" office:value-type="float" office:value="19.5">
            <text:p>19.5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1.326862817345">
            <text:p>21.3269</text:p>
          </table:table-cell>
          <table:table-cell table:style-name="ce8" table:formula="of:=[.Y2]" office:value-type="float" office:value="3.046">
            <text:p>3.04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.33136534059656">
            <text:p>3.3314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5.63">
            <text:p>5.6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6.09648325268609">
            <text:p>6.0965</text:p>
          </table:table-cell>
          <table:table-cell table:style-name="ce8" table:formula="of:=[.V3]" office:value-type="float" office:value="19.5">
            <text:p>19.5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1.1157057597476">
            <text:p>21.1157</text:p>
          </table:table-cell>
          <table:table-cell table:style-name="ce8" table:formula="of:=[.Y3]" office:value-type="float" office:value="3.046">
            <text:p>3.04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.29838152534313">
            <text:p>3.298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5.63">
            <text:p>5.6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6.03612203236247">
            <text:p>6.0361</text:p>
          </table:table-cell>
          <table:table-cell table:style-name="ce8" table:formula="of:=[.V4]" office:value-type="float" office:value="19.5">
            <text:p>19.5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0.9066393660867">
            <text:p>20.9066</text:p>
          </table:table-cell>
          <table:table-cell table:style-name="ce8" table:formula="of:=[.Y4]" office:value-type="float" office:value="3.046">
            <text:p>3.04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.26572428251795">
            <text:p>3.2657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5.63">
            <text:p>5.6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5.97635844788363">
            <text:p>5.9764</text:p>
          </table:table-cell>
          <table:table-cell table:style-name="ce8" table:formula="of:=[.V5]" office:value-type="float" office:value="19.5">
            <text:p>19.5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0.6996429367195">
            <text:p>20.6996</text:p>
          </table:table-cell>
          <table:table-cell table:style-name="ce8" table:formula="of:=[.Y5]" office:value-type="float" office:value="3.046">
            <text:p>3.04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.23339037873065">
            <text:p>3.2334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5.63">
            <text:p>5.6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5.917186582063">
            <text:p>5.9172</text:p>
          </table:table-cell>
          <table:table-cell table:style-name="ce8" table:formula="of:=[.V6]" office:value-type="float" office:value="19.5">
            <text:p>19.5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0.49469597695">
            <text:p>20.4947</text:p>
          </table:table-cell>
          <table:table-cell table:style-name="ce8" table:formula="of:=[.Y6]" office:value-type="float" office:value="3.046">
            <text:p>3.04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.2013766126046">
            <text:p>3.201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5.63">
            <text:p>5.6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5.8586005763">
            <text:p>5.8586</text:p>
          </table:table-cell>
          <table:table-cell table:style-name="ce8" table:formula="of:=[.V7]" office:value-type="float" office:value="19.5">
            <text:p>19.5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0.291778195">
            <text:p>20.2918</text:p>
          </table:table-cell>
          <table:table-cell table:style-name="ce8" table:formula="of:=[.Y7]" office:value-type="float" office:value="3.046">
            <text:p>3.04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.16967981446">
            <text:p>3.1697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5.63">
            <text:p>5.6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5.80059463">
            <text:p>5.8006</text:p>
          </table:table-cell>
          <table:table-cell table:style-name="ce8" table:formula="of:=[.V8]" office:value-type="float" office:value="19.5">
            <text:p>19.5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0.0908695">
            <text:p>20.0909</text:p>
          </table:table-cell>
          <table:table-cell table:style-name="ce8" table:formula="of:=[.Y8]" office:value-type="float" office:value="3.046">
            <text:p>3.04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.138296846">
            <text:p>3.1383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5.63">
            <text:p>5.6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5.743163">
            <text:p>5.7432</text:p>
          </table:table-cell>
          <table:table-cell table:style-name="ce8" table:formula="of:=[.V9]" office:value-type="float" office:value="19.5">
            <text:p>19.5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19.89195">
            <text:p>19.8920</text:p>
          </table:table-cell>
          <table:table-cell table:style-name="ce8" table:formula="of:=[.Y9]" office:value-type="float" office:value="3.046">
            <text:p>3.04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.1072246">
            <text:p>3.107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5.63">
            <text:p>5.6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5.6863">
            <text:p>5.6863</text:p>
          </table:table-cell>
          <table:table-cell table:style-name="ce8" table:formula="of:=[.V10]" office:value-type="float" office:value="19.5">
            <text:p>19.5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19.695">
            <text:p>19.6950</text:p>
          </table:table-cell>
          <table:table-cell table:style-name="ce8" table:formula="of:=[.Y10]" office:value-type="float" office:value="3.046">
            <text:p>3.04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.07646">
            <text:p>3.0765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5.63">
            <text:p>5.6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5.63">
            <text:p>5.6300</text:p>
          </table:table-cell>
          <table:table-cell table:style-name="ce8" table:formula="of:=[.V11]" office:value-type="float" office:value="19.5">
            <text:p>19.5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19.5">
            <text:p>19.5000</text:p>
          </table:table-cell>
          <table:table-cell table:style-name="ce8" table:formula="of:=[.Y11]" office:value-type="float" office:value="3.046">
            <text:p>3.04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.046">
            <text:p>3.04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3.8019801980198">
            <text:p>23.8020</text:p>
          </table:table-cell>
          <table:table-cell table:style-name="ce8" table:formula="of:=[.S12]" office:value-type="float" office:value="5.63">
            <text:p>5.63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5.57425742574257">
            <text:p>5.5743</text:p>
          </table:table-cell>
          <table:table-cell table:style-name="ce8" table:formula="of:=[.V12]" office:value-type="float" office:value="19.5">
            <text:p>19.5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19.3069306930693">
            <text:p>19.3069</text:p>
          </table:table-cell>
          <table:table-cell table:style-name="ce8" table:formula="of:=[.Y12]" office:value-type="float" office:value="3.046">
            <text:p>3.046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3.01584158415842">
            <text:p>3.0158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3.5663170277424">
            <text:p>23.5663</text:p>
          </table:table-cell>
          <table:table-cell table:style-name="ce8" table:formula="of:=[.S13]" office:value-type="float" office:value="5.63">
            <text:p>5.63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5.51906675816096">
            <text:p>5.5191</text:p>
          </table:table-cell>
          <table:table-cell table:style-name="ce8" table:formula="of:=[.V13]" office:value-type="float" office:value="19.5">
            <text:p>19.5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19.115772963435">
            <text:p>19.1158</text:p>
          </table:table-cell>
          <table:table-cell table:style-name="ce8" table:formula="of:=[.Y13]" office:value-type="float" office:value="3.046">
            <text:p>3.046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2.98598176649348">
            <text:p>2.9860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5.63">
            <text:p>5.6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5.46442253283264">
            <text:p>5.4644</text:p>
          </table:table-cell>
          <table:table-cell table:style-name="ce8" table:formula="of:=[.V14]" office:value-type="float" office:value="19.5">
            <text:p>19.5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18.9265078845891">
            <text:p>18.9265</text:p>
          </table:table-cell>
          <table:table-cell table:style-name="ce8" table:formula="of:=[.Y14]" office:value-type="float" office:value="3.046">
            <text:p>3.04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2.9564175905876">
            <text:p>2.9564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5.63">
            <text:p>5.6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5.41031933943826">
            <text:p>5.4103</text:p>
          </table:table-cell>
          <table:table-cell table:style-name="ce8" table:formula="of:=[.V15]" office:value-type="float" office:value="19.5">
            <text:p>19.5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18.7391167174149">
            <text:p>18.7391</text:p>
          </table:table-cell>
          <table:table-cell table:style-name="ce8" table:formula="of:=[.Y15]" office:value-type="float" office:value="3.046">
            <text:p>3.04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2.92714612929466">
            <text:p>2.9271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5.63">
            <text:p>5.6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5.356751821226">
            <text:p>5.3568</text:p>
          </table:table-cell>
          <table:table-cell table:style-name="ce8" table:formula="of:=[.V16]" office:value-type="float" office:value="19.5">
            <text:p>19.5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18.5535809083316">
            <text:p>18.5536</text:p>
          </table:table-cell>
          <table:table-cell table:style-name="ce8" table:formula="of:=[.Y16]" office:value-type="float" office:value="3.046">
            <text:p>3.04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2.89816448445016">
            <text:p>2.8982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5.63">
            <text:p>5.6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5.30371467448118">
            <text:p>5.3037</text:p>
          </table:table-cell>
          <table:table-cell table:style-name="ce8" table:formula="of:=[.V17]" office:value-type="float" office:value="19.5">
            <text:p>19.5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18.369882087457">
            <text:p>18.3699</text:p>
          </table:table-cell>
          <table:table-cell table:style-name="ce8" table:formula="of:=[.Y17]" office:value-type="float" office:value="3.046">
            <text:p>3.04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2.86946978658431">
            <text:p>2.8695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5.63">
            <text:p>5.6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5.25120264800117">
            <text:p>5.2512</text:p>
          </table:table-cell>
          <table:table-cell table:style-name="ce8" table:formula="of:=[.V18]" office:value-type="float" office:value="19.5">
            <text:p>19.5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18.1880020667891">
            <text:p>18.1880</text:p>
          </table:table-cell>
          <table:table-cell table:style-name="ce8" table:formula="of:=[.Y18]" office:value-type="float" office:value="3.046">
            <text:p>3.04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2.84105919463793">
            <text:p>2.8411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5.63">
            <text:p>5.6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5.19921054257542">
            <text:p>5.1992</text:p>
          </table:table-cell>
          <table:table-cell table:style-name="ce8" table:formula="of:=[.V19]" office:value-type="float" office:value="19.5">
            <text:p>19.5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18.0079228384051">
            <text:p>18.0079</text:p>
          </table:table-cell>
          <table:table-cell table:style-name="ce8" table:formula="of:=[.Y19]" office:value-type="float" office:value="3.046">
            <text:p>3.04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2.81292989568112">
            <text:p>2.812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5.63">
            <text:p>5.6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5.14773321047071">
            <text:p>5.1477</text:p>
          </table:table-cell>
          <table:table-cell table:style-name="ce8" table:formula="of:=[.V20]" office:value-type="float" office:value="19.5">
            <text:p>19.5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17.8296265726783">
            <text:p>17.8296</text:p>
          </table:table-cell>
          <table:table-cell table:style-name="ce8" table:formula="of:=[.Y20]" office:value-type="float" office:value="3.046">
            <text:p>3.04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2.78507910463477">
            <text:p>2.785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5.63">
            <text:p>5.6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5.09676555492149">
            <text:p>5.0968</text:p>
          </table:table-cell>
          <table:table-cell table:style-name="ce8" table:formula="of:=[.V21]" office:value-type="float" office:value="19.5">
            <text:p>19.5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17.6530956165132">
            <text:p>17.6531</text:p>
          </table:table-cell>
          <table:table-cell table:style-name="ce8" table:formula="of:=[.Y21]" office:value-type="float" office:value="3.046">
            <text:p>3.04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2.75750406399483">
            <text:p>2.757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0.62">
            <text:p>0.6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0.684865717754947">
            <text:p>0.6849</text:p>
          </table:table-cell>
          <table:table-cell table:style-name="ce7" office:value-type="float" office:value="0.877">
            <text:p>0.877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0.968753603985626">
            <text:p>0.9688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0.62">
            <text:p>0.6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0.678084869064304">
            <text:p>0.6781</text:p>
          </table:table-cell>
          <table:table-cell table:style-name="ce8" table:formula="of:=[.Y25]" office:value-type="float" office:value="0.877">
            <text:p>0.877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0.959161984144184">
            <text:p>0.959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0.62">
            <text:p>0.6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0.671371157489409">
            <text:p>0.6714</text:p>
          </table:table-cell>
          <table:table-cell table:style-name="ce8" table:formula="of:=[.Y26]" office:value-type="float" office:value="0.877">
            <text:p>0.877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0.949665330835826">
            <text:p>0.9497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0.62">
            <text:p>0.6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0.664723918306346">
            <text:p>0.6647</text:p>
          </table:table-cell>
          <table:table-cell table:style-name="ce8" table:formula="of:=[.Y27]" office:value-type="float" office:value="0.877">
            <text:p>0.877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0.940262703797848">
            <text:p>0.9403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0.62">
            <text:p>0.6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0.65814249337262">
            <text:p>0.6581</text:p>
          </table:table-cell>
          <table:table-cell table:style-name="ce8" table:formula="of:=[.Y28]" office:value-type="float" office:value="0.877">
            <text:p>0.877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0.930953172077077">
            <text:p>0.9310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0.62">
            <text:p>0.6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0.651626231062">
            <text:p>0.6516</text:p>
          </table:table-cell>
          <table:table-cell table:style-name="ce8" table:formula="of:=[.Y29]" office:value-type="float" office:value="0.877">
            <text:p>0.877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0.9217358139377">
            <text:p>0.9217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0.62">
            <text:p>0.6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0.6451744862">
            <text:p>0.6452</text:p>
          </table:table-cell>
          <table:table-cell table:style-name="ce8" table:formula="of:=[.Y30]" office:value-type="float" office:value="0.877">
            <text:p>0.877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0.91260971677">
            <text:p>0.9126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0.62">
            <text:p>0.6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0.63878662">
            <text:p>0.6388</text:p>
          </table:table-cell>
          <table:table-cell table:style-name="ce8" table:formula="of:=[.Y31]" office:value-type="float" office:value="0.877">
            <text:p>0.877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0.903573977">
            <text:p>0.9036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0.62">
            <text:p>0.6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0.632462">
            <text:p>0.6325</text:p>
          </table:table-cell>
          <table:table-cell table:style-name="ce8" table:formula="of:=[.Y32]" office:value-type="float" office:value="0.877">
            <text:p>0.877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0.8946277">
            <text:p>0.8946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0.62">
            <text:p>0.6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0.6262">
            <text:p>0.6262</text:p>
          </table:table-cell>
          <table:table-cell table:style-name="ce8" table:formula="of:=[.Y33]" office:value-type="float" office:value="0.877">
            <text:p>0.877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0.88577">
            <text:p>0.88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0.62">
            <text:p>0.6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0.62">
            <text:p>0.6200</text:p>
          </table:table-cell>
          <table:table-cell table:style-name="ce8" table:formula="of:=[.Y34]" office:value-type="float" office:value="0.877">
            <text:p>0.877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0.877">
            <text:p>0.877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5841584158416">
            <text:p>1.1584</text:p>
          </table:table-cell>
          <table:table-cell table:style-name="ce8" table:formula="of:=[.V35]" office:value-type="float" office:value="0.62">
            <text:p>0.620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0.613861386138614">
            <text:p>0.6139</text:p>
          </table:table-cell>
          <table:table-cell table:style-name="ce8" table:formula="of:=[.Y35]" office:value-type="float" office:value="0.877">
            <text:p>0.877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0.868316831683168">
            <text:p>0.8683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469463778061">
            <text:p>1.1469</text:p>
          </table:table-cell>
          <table:table-cell table:style-name="ce8" table:formula="of:=[.V36]" office:value-type="float" office:value="0.62">
            <text:p>0.620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0.607783550632291">
            <text:p>0.6078</text:p>
          </table:table-cell>
          <table:table-cell table:style-name="ce8" table:formula="of:=[.Y36]" office:value-type="float" office:value="0.877">
            <text:p>0.877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0.85971963532987">
            <text:p>0.8597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0.62">
            <text:p>0.6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60176589171514">
            <text:p>0.6018</text:p>
          </table:table-cell>
          <table:table-cell table:style-name="ce8" table:formula="of:=[.Y37]" office:value-type="float" office:value="0.877">
            <text:p>0.877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851207559732544">
            <text:p>0.8512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0.62">
            <text:p>0.6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595807813579346">
            <text:p>0.5958</text:p>
          </table:table-cell>
          <table:table-cell table:style-name="ce8" table:formula="of:=[.Y38]" office:value-type="float" office:value="0.877">
            <text:p>0.877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84277976211143">
            <text:p>0.8428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0.62">
            <text:p>0.6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589908726316184">
            <text:p>0.5899</text:p>
          </table:table-cell>
          <table:table-cell table:style-name="ce8" table:formula="of:=[.Y39]" office:value-type="float" office:value="0.877">
            <text:p>0.877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834435408031119">
            <text:p>0.8344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0.62">
            <text:p>0.6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584068045857608">
            <text:p>0.5841</text:p>
          </table:table-cell>
          <table:table-cell table:style-name="ce8" table:formula="of:=[.Y40]" office:value-type="float" office:value="0.877">
            <text:p>0.877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826173671317939">
            <text:p>0.8262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0.62">
            <text:p>0.6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578285193918424">
            <text:p>0.5783</text:p>
          </table:table-cell>
          <table:table-cell table:style-name="ce8" table:formula="of:=[.Y41]" office:value-type="float" office:value="0.877">
            <text:p>0.877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817993733978157">
            <text:p>0.8180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0.62">
            <text:p>0.6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572559597939033">
            <text:p>0.5726</text:p>
          </table:table-cell>
          <table:table-cell table:style-name="ce8" table:formula="of:=[.Y42]" office:value-type="float" office:value="0.877">
            <text:p>0.877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809894786116988">
            <text:p>0.8099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0.62">
            <text:p>0.6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566890691028746">
            <text:p>0.5669</text:p>
          </table:table-cell>
          <table:table-cell table:style-name="ce8" table:formula="of:=[.Y43]" office:value-type="float" office:value="0.877">
            <text:p>0.877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801876025858403">
            <text:p>0.8019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0.62">
            <text:p>0.6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561277911909649">
            <text:p>0.5613</text:p>
          </table:table-cell>
          <table:table-cell table:style-name="ce8" table:formula="of:=[.Y44]" office:value-type="float" office:value="0.877">
            <text:p>0.877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793936659265746">
            <text:p>0.7939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5"/>
          <table:table-cell table:style-name="ce5" office:value-type="float" office:value="539500">
            <text:p>539500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8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8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8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8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8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8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8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8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8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8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8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8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8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8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8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8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8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8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8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8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8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8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8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8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8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8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8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8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8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8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8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8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8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8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8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8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8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8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ce15"/>
        <table:table-column table:style-name="co17" table:default-cell-style-name="ce12"/>
        <table:table-column table:style-name="co27" table:default-cell-style-name="ce15"/>
        <table:table-column table:style-name="co5" table:default-cell-style-name="ce11"/>
        <table:table-column table:style-name="co28" table:default-cell-style-name="ce15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7" table:default-cell-style-name="Default"/>
        <table:table-column table:style-name="co26" table:default-cell-style-name="Default"/>
        <table:table-column table:style-name="co16" table:default-cell-style-name="ce12"/>
        <table:table-column table:style-name="co19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ce21"/>
        <table:table-column table:style-name="co21" table:default-cell-style-name="ce11"/>
        <table:table-column table:style-name="co30" table:default-cell-style-name="Default"/>
        <table:table-column table:style-name="co6" table:default-cell-style-name="ce12"/>
        <table:table-column table:style-name="co32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13" table:default-cell-style-name="ce21"/>
        <table:table-column table:style-name="co21" table:default-cell-style-name="Default"/>
        <table:table-column table:style-name="co34" table:default-cell-style-name="Default"/>
        <table:table-column table:style-name="co33" table:default-cell-style-name="ce12"/>
        <table:table-column table:style-name="co34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35" table:default-cell-style-name="ce21"/>
        <table:table-column table:style-name="co39" table:default-cell-style-name="Default"/>
        <table:table-column table:style-name="co40" table:default-cell-style-name="Default"/>
        <table:table-column table:style-name="co17" table:default-cell-style-name="ce12"/>
        <table:table-column table:style-name="co4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4" office:value-type="string">
            <text:p>zz905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5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5" office:value-type="float" office:value="753482">
            <text:p>753482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1.01731296048519">
            <text:p>1.0173</text:p>
          </table:table-cell>
          <table:table-cell table:style-name="ce20" table:formula="of:=100*([.B5]-[.C5])/[.B4]-100" office:value-type="float" office:value="-2.42802681059578">
            <text:p>-2.43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1.73129604851896">
            <text:p>1.73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1.73129604851896">
            <text:p>1.73</text:p>
          </table:table-cell>
          <table:table-cell/>
          <table:table-cell table:style-name="ce5" office:value-type="float" office:value="526338">
            <text:p>526338</text:p>
          </table:table-cell>
          <table:table-cell table:style-name="ce5" office:value-type="float" office:value="0">
            <text:p>0</text:p>
          </table:table-cell>
          <table:table-cell table:style-name="ce15" table:formula="of:=[.M4]*(1+[.N5]*0.01)" office:value-type="float" office:value="1.0090700469894">
            <text:p>1.0091</text:p>
          </table:table-cell>
          <table:table-cell table:style-name="ce20" table:formula="of:=100*([.K5]-[.L5])/[.K4]-100" office:value-type="float" office:value="-1.89101984592243">
            <text:p>-1.89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0.90700469894">
            <text:p>0.91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0.90700469894">
            <text:p>0.91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4]*(1+[.V5]*0.01)" office:value-type="float" office:value="1.0379573740719">
            <text:p>1.0380</text:p>
          </table:table-cell>
          <table:table-cell table:style-name="ce20" table:formula="of:=100*[.T5]/[.T4]-100" office:value-type="float" office:value="-1.05883281439748">
            <text:p>-1.06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3.79573740718979">
            <text:p>3.80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3.79573740718979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4]*(1+[.AD5]*0.01)" office:value-type="float" office:value="1.04031038321195">
            <text:p>1.0403</text:p>
          </table:table-cell>
          <table:table-cell table:style-name="ce20" table:formula="of:=100*[.AB5]/[.AB4]-100" office:value-type="float" office:value="-1.17351662590556">
            <text:p>-1.17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4.03103832119523">
            <text:p>4.03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4.03103832119523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4]*(1+[.AL5]*0.01)" office:value-type="float" office:value="1.02854611249858">
            <text:p>1.0285</text:p>
          </table:table-cell>
          <table:table-cell table:style-name="ce20" table:formula="of:=100*[.AJ5]/[.AJ4]-100" office:value-type="float" office:value="-1.54603890391711">
            <text:p>-1.55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2.85461124985788">
            <text:p>2.85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2.85461124985788">
            <text:p>2.85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5" office:value-type="float" office:value="782147">
            <text:p>782147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1.05601498125318">
            <text:p>1.0560</text:p>
          </table:table-cell>
          <table:table-cell table:style-name="ce20" table:formula="of:=100*([.B6]-[.C6])/[.B5]-100" office:value-type="float" office:value="3.80433772804128">
            <text:p>3.8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5.60149812531814">
            <text:p>5.6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5.60149812531814">
            <text:p>5.60</text:p>
          </table:table-cell>
          <table:table-cell/>
          <table:table-cell table:style-name="ce5" office:value-type="float" office:value="540664">
            <text:p>540664</text:p>
          </table:table-cell>
          <table:table-cell table:style-name="ce5" office:value-type="float" office:value="0">
            <text:p>0</text:p>
          </table:table-cell>
          <table:table-cell table:style-name="ce15" table:formula="of:=[.M5]*(1+[.N6]*0.01)" office:value-type="float" office:value="1.03653516919827">
            <text:p>1.0365</text:p>
          </table:table-cell>
          <table:table-cell table:style-name="ce20" table:formula="of:=100*([.K6]-[.L6])/[.K5]-100" office:value-type="float" office:value="2.72182513897914">
            <text:p>2.72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3.65351691982663">
            <text:p>3.65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3.65351691982663">
            <text:p>3.65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5]*(1+[.V6]*0.01)" office:value-type="float" office:value="1.05624165375781">
            <text:p>1.0562</text:p>
          </table:table-cell>
          <table:table-cell table:style-name="ce20" table:formula="of:=100*[.T6]/[.T5]-100" office:value-type="float" office:value="1.76156363860927">
            <text:p>1.76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5.6241653757812">
            <text:p>5.62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5.6241653757812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5]*(1+[.AD6]*0.01)" office:value-type="float" office:value="0.00012479222095206">
            <text:p>0.0001</text:p>
          </table:table-cell>
          <table:table-cell table:style-name="ce20" table:formula="of:=100*[.AB6]/[.AB5]-100" office:value-type="float" office:value="-99.9880043280384">
            <text:p>-99.99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5]*(1+[.AL6]*0.01)" office:value-type="float" office:value="0.0000784126150214919">
            <text:p>0.0001</text:p>
          </table:table-cell>
          <table:table-cell table:style-name="ce20" table:formula="of:=100*[.AJ6]/[.AJ5]-100" office:value-type="float" office:value="-99.992376363678">
            <text:p>-99.99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5" office:value-type="float" office:value="773537">
            <text:p>773537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1.0443901984584">
            <text:p>1.0444</text:p>
          </table:table-cell>
          <table:table-cell table:style-name="ce20" table:formula="of:=100*([.B7]-[.C7])/[.B6]-100" office:value-type="float" office:value="-1.10081608700155">
            <text:p>-1.1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4.43901984584001">
            <text:p>4.44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4.43901984584001">
            <text:p>4.44</text:p>
          </table:table-cell>
          <table:table-cell/>
          <table:table-cell table:style-name="ce5" office:value-type="float" office:value="537249">
            <text:p>537249</text:p>
          </table:table-cell>
          <table:table-cell table:style-name="ce5" office:value-type="float" office:value="0">
            <text:p>0</text:p>
          </table:table-cell>
          <table:table-cell table:style-name="ce15" table:formula="of:=[.M6]*(1+[.N7]*0.01)" office:value-type="float" office:value="1.02998809448493">
            <text:p>1.0300</text:p>
          </table:table-cell>
          <table:table-cell table:style-name="ce20" table:formula="of:=100*([.K7]-[.L7])/[.K6]-100" office:value-type="float" office:value="-0.63163073554">
            <text:p>-0.63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2.99880944849285">
            <text:p>3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2.99880944849285">
            <text:p>3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6]*(1+[.V7]*0.01)" office:value-type="float" office:value="0.000267079750013294">
            <text:p>0.0003</text:p>
          </table:table-cell>
          <table:table-cell table:style-name="ce20" table:formula="of:=100*[.T7]/[.T6]-100" office:value-type="float" office:value="-99.974714143391">
            <text:p>-99.97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6]*(1+[.AD7]*0.01)" office:value-type="float" office:value="0.0001247922209520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6]*(1+[.AL7]*0.01)" office:value-type="float" office:value="0.0000784126150214919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7]+3" office:value-type="date" office:date-value="2015-08-17">
            <text:p>15年8月17日</text:p>
          </table:table-cell>
          <table:table-cell table:style-name="ce5" office:value-type="float" office:value="779185">
            <text:p>779185</text:p>
          </table:table-cell>
          <table:table-cell table:style-name="ce5" office:value-type="float" office:value="0">
            <text:p>0</text:p>
          </table:table-cell>
          <table:table-cell table:formula="of:=[.D7]*(1+[.E8]*0.01)" office:value-type="float" office:value="1.05201583994794">
            <text:p>1.0520</text:p>
          </table:table-cell>
          <table:table-cell table:style-name="ce20" table:formula="of:=100*([.B8]-[.C8])/[.B7]-100" office:value-type="float" office:value="0.73015253310443">
            <text:p>0.73</text:p>
          </table:table-cell>
          <table:table-cell table:formula="of:=[.F7]" office:value-type="float" office:value="1">
            <text:p>1.0000</text:p>
          </table:table-cell>
          <table:table-cell table:formula="of:=100*[.D8]/[.F8]-100" office:value-type="float" office:value="5.20158399479385">
            <text:p>5.20</text:p>
          </table:table-cell>
          <table:table-cell table:formula="of:=[.H7]" office:value-type="float" office:value="1">
            <text:p>1.0000</text:p>
          </table:table-cell>
          <table:table-cell table:formula="of:=100*[.D8]/[.H8]-100" office:value-type="float" office:value="5.20158399479385">
            <text:p>5.20</text:p>
          </table:table-cell>
          <table:table-cell/>
          <table:table-cell table:style-name="ce5" office:value-type="float" office:value="536935">
            <text:p>536935</text:p>
          </table:table-cell>
          <table:table-cell table:style-name="ce5" office:value-type="float" office:value="0">
            <text:p>0</text:p>
          </table:table-cell>
          <table:table-cell table:style-name="ce15" table:formula="of:=[.M7]*(1+[.N8]*0.01)" office:value-type="float" office:value="1.02938610869869">
            <text:p>1.0294</text:p>
          </table:table-cell>
          <table:table-cell table:style-name="ce20" table:formula="of:=100*([.K8]-[.L8])/[.K7]-100" office:value-type="float" office:value="-0.0584458975260986">
            <text:p>-0.06</text:p>
          </table:table-cell>
          <table:table-cell table:style-name="ce15" table:formula="of:=[.O7]" office:value-type="float" office:value="1">
            <text:p>1.0000</text:p>
          </table:table-cell>
          <table:table-cell table:style-name="ce11" table:formula="of:=100*[.M8]/[.O8]-100" office:value-type="float" office:value="2.93861086986948">
            <text:p>2.94</text:p>
          </table:table-cell>
          <table:table-cell table:style-name="ce15" table:formula="of:=[.Q7]" office:value-type="float" office:value="1">
            <text:p>1.0000</text:p>
          </table:table-cell>
          <table:table-cell table:style-name="ce11" table:formula="of:=100*[.M8]/[.Q8]-100" office:value-type="float" office:value="2.93861086986948">
            <text:p>2.94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7]*(1+[.V8]*0.01)" office:value-type="float" office:value="1.04920143154722">
            <text:p>1.0492</text:p>
          </table:table-cell>
          <table:table-cell table:style-name="ce20" table:formula="of:=100*[.T8]/[.T7]-100" office:value-type="float" office:value="392742">
            <text:p>392742.00</text:p>
          </table:table-cell>
          <table:table-cell table:style-name="ce15" table:formula="of:=[.W7]" office:value-type="float" office:value="1">
            <text:p>1.0000</text:p>
          </table:table-cell>
          <table:table-cell table:style-name="ce11" table:formula="of:=100*[.U8]/[.W8]-100" office:value-type="float" office:value="4.92014315472242">
            <text:p>4.92</text:p>
          </table:table-cell>
          <table:table-cell table:style-name="ce15" table:formula="of:=[.Y7]" office:value-type="float" office:value="1">
            <text:p>1.0000</text:p>
          </table:table-cell>
          <table:table-cell table:style-name="ce11" table:formula="of:=100*[.U8]/[.Y8]-100" office:value-type="float" office:value="4.92014315472242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7]*(1+[.AD8]*0.01)" office:value-type="float" office:value="1.04751713397148">
            <text:p>1.0475</text:p>
          </table:table-cell>
          <table:table-cell table:style-name="ce20" table:formula="of:=100*[.AB8]/[.AB7]-100" office:value-type="float" office:value="839309">
            <text:p>839309.00</text:p>
          </table:table-cell>
          <table:table-cell table:style-name="ce15" table:formula="of:=[.AE7]" office:value-type="float" office:value="1">
            <text:p>1.0000</text:p>
          </table:table-cell>
          <table:table-cell table:style-name="ce11" table:formula="of:=100*[.AC8]/[.AE8]-100" office:value-type="float" office:value="4.75171339714807">
            <text:p>4.75</text:p>
          </table:table-cell>
          <table:table-cell table:style-name="ce15" table:formula="of:=[.AG7]" office:value-type="float" office:value="1">
            <text:p>1.0000</text:p>
          </table:table-cell>
          <table:table-cell table:style-name="ce11" table:formula="of:=100*[.AC8]/[.AG8]-100" office:value-type="float" office:value="4.7517133971480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7]*(1+[.AL8]*0.01)" office:value-type="float" office:value="1.04311988112631">
            <text:p>1.0431</text:p>
          </table:table-cell>
          <table:table-cell table:style-name="ce20" table:formula="of:=100*[.AJ8]/[.AJ7]-100" office:value-type="float" office:value="1330196">
            <text:p>1330196.00</text:p>
          </table:table-cell>
          <table:table-cell table:style-name="ce15" table:formula="of:=[.AM7]" office:value-type="float" office:value="1">
            <text:p>1.0000</text:p>
          </table:table-cell>
          <table:table-cell table:style-name="ce11" table:formula="of:=100*[.AK8]/[.AM8]-100" office:value-type="float" office:value="4.3119881126306">
            <text:p>4.31</text:p>
          </table:table-cell>
          <table:table-cell table:style-name="ce15" table:formula="of:=[.AO7]" office:value-type="float" office:value="1">
            <text:p>1.0000</text:p>
          </table:table-cell>
          <table:table-cell table:style-name="ce11" table:formula="of:=100*[.AK8]/[.AO8]-100" office:value-type="float" office:value="4.3119881126306">
            <text:p>4.31</text:p>
          </table:table-cell>
        </table:table-row>
        <table:table-row table:style-name="ro2">
          <table:table-cell table:style-name="ce13" table:formula="of:=[.A8]+1" office:value-type="date" office:date-value="2015-08-18">
            <text:p>15年8月18日</text:p>
          </table:table-cell>
          <table:table-cell table:style-name="ce5" office:value-type="float" office:value="705019">
            <text:p>705019</text:p>
          </table:table-cell>
          <table:table-cell table:style-name="ce5" office:value-type="float" office:value="0">
            <text:p>0</text:p>
          </table:table-cell>
          <table:table-cell table:formula="of:=[.D8]*(1+[.E9]*0.01)" office:value-type="float" office:value="0.951880690034145">
            <text:p>0.9519</text:p>
          </table:table-cell>
          <table:table-cell table:style-name="ce20" table:formula="of:=100*([.B9]-[.C9])/[.B8]-100" office:value-type="float" office:value="-9.51840705352387">
            <text:p>-9.52</text:p>
          </table:table-cell>
          <table:table-cell table:formula="of:=[.F8]" office:value-type="float" office:value="1">
            <text:p>1.0000</text:p>
          </table:table-cell>
          <table:table-cell table:formula="of:=100*[.D9]/[.F9]-100" office:value-type="float" office:value="-4.81193099658545">
            <text:p>-4.81</text:p>
          </table:table-cell>
          <table:table-cell table:formula="of:=[.H8]" office:value-type="float" office:value="1">
            <text:p>1.0000</text:p>
          </table:table-cell>
          <table:table-cell table:formula="of:=100*[.D9]/[.H9]-100" office:value-type="float" office:value="-4.81193099658545">
            <text:p>-4.81</text:p>
          </table:table-cell>
          <table:table-cell/>
          <table:table-cell table:style-name="ce5" office:value-type="float" office:value="504503">
            <text:p>504503</text:p>
          </table:table-cell>
          <table:table-cell table:style-name="ce5" office:value-type="float" office:value="0">
            <text:p>0</text:p>
          </table:table-cell>
          <table:table-cell table:style-name="ce15" table:formula="of:=[.M8]*(1+[.N9]*0.01)" office:value-type="float" office:value="0.967209029019933">
            <text:p>0.9672</text:p>
          </table:table-cell>
          <table:table-cell table:style-name="ce20" table:formula="of:=100*([.K9]-[.L9])/[.K8]-100" office:value-type="float" office:value="-6.0402097088102">
            <text:p>-6.04</text:p>
          </table:table-cell>
          <table:table-cell table:style-name="ce15" table:formula="of:=[.O8]" office:value-type="float" office:value="1">
            <text:p>1.0000</text:p>
          </table:table-cell>
          <table:table-cell table:style-name="ce11" table:formula="of:=100*[.M9]/[.O9]-100" office:value-type="float" office:value="-3.27909709800672">
            <text:p>-3.28</text:p>
          </table:table-cell>
          <table:table-cell table:style-name="ce15" table:formula="of:=[.Q8]" office:value-type="float" office:value="1">
            <text:p>1.0000</text:p>
          </table:table-cell>
          <table:table-cell table:style-name="ce11" table:formula="of:=100*[.M9]/[.Q9]-100" office:value-type="float" office:value="-3.27909709800672">
            <text:p>-3.2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8]*(1+[.V9]*0.01)" office:value-type="float" office:value="1.04906522087472">
            <text:p>1.0491</text:p>
          </table:table-cell>
          <table:table-cell table:style-name="ce20" table:formula="of:=100*[.T9]/[.T8]-100" office:value-type="float" office:value="-0.0129823185911846">
            <text:p>-0.01</text:p>
          </table:table-cell>
          <table:table-cell table:style-name="ce15" table:formula="of:=[.W8]" office:value-type="float" office:value="1">
            <text:p>1.0000</text:p>
          </table:table-cell>
          <table:table-cell table:style-name="ce11" table:formula="of:=100*[.U9]/[.W9]-100" office:value-type="float" office:value="4.90652208747176">
            <text:p>4.91</text:p>
          </table:table-cell>
          <table:table-cell table:style-name="ce15" table:formula="of:=[.Y8]" office:value-type="float" office:value="1">
            <text:p>1.0000</text:p>
          </table:table-cell>
          <table:table-cell table:style-name="ce11" table:formula="of:=100*[.U9]/[.Y9]-100" office:value-type="float" office:value="4.90652208747176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8]*(1+[.AD9]*0.01)" office:value-type="float" office:value="1.05266356516354">
            <text:p>1.0527</text:p>
          </table:table-cell>
          <table:table-cell table:style-name="ce20" table:formula="of:=100*[.AB9]/[.AB8]-100" office:value-type="float" office:value="0.491298044219207">
            <text:p>0.49</text:p>
          </table:table-cell>
          <table:table-cell table:style-name="ce15" table:formula="of:=[.AE8]" office:value-type="float" office:value="1">
            <text:p>1.0000</text:p>
          </table:table-cell>
          <table:table-cell table:style-name="ce11" table:formula="of:=100*[.AC9]/[.AE9]-100" office:value-type="float" office:value="5.26635651635436">
            <text:p>5.27</text:p>
          </table:table-cell>
          <table:table-cell table:style-name="ce15" table:formula="of:=[.AG8]" office:value-type="float" office:value="1">
            <text:p>1.0000</text:p>
          </table:table-cell>
          <table:table-cell table:style-name="ce11" table:formula="of:=100*[.AC9]/[.AG9]-100" office:value-type="float" office:value="5.2663565163543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8]*(1+[.AL9]*0.01)" office:value-type="float" office:value="1.04469754294054">
            <text:p>1.0447</text:p>
          </table:table-cell>
          <table:table-cell table:style-name="ce20" table:formula="of:=100*[.AJ9]/[.AJ8]-100" office:value-type="float" office:value="0.15124453505085">
            <text:p>0.15</text:p>
          </table:table-cell>
          <table:table-cell table:style-name="ce15" table:formula="of:=[.AM8]" office:value-type="float" office:value="1">
            <text:p>1.0000</text:p>
          </table:table-cell>
          <table:table-cell table:style-name="ce11" table:formula="of:=100*[.AK9]/[.AM9]-100" office:value-type="float" office:value="4.46975429405386">
            <text:p>4.47</text:p>
          </table:table-cell>
          <table:table-cell table:style-name="ce15" table:formula="of:=[.AO8]" office:value-type="float" office:value="1">
            <text:p>1.0000</text:p>
          </table:table-cell>
          <table:table-cell table:style-name="ce11" table:formula="of:=100*[.AK9]/[.AO9]-100" office:value-type="float" office:value="4.46975429405386">
            <text:p>4.47</text:p>
          </table:table-cell>
        </table:table-row>
        <table:table-row table:style-name="ro2">
          <table:table-cell table:style-name="ce13" table:formula="of:=[.A9]+1" office:value-type="date" office:date-value="2015-08-19">
            <text:p>15年8月19日</text:p>
          </table:table-cell>
          <table:table-cell table:style-name="ce5" office:value-type="float" office:value="736459">
            <text:p>736459</text:p>
          </table:table-cell>
          <table:table-cell table:style-name="ce5" office:value-type="float" office:value="0">
            <text:p>0</text:p>
          </table:table-cell>
          <table:table-cell table:formula="of:=[.D9]*(1+[.E10]*0.01)" office:value-type="float" office:value="0.994329374246448">
            <text:p>0.9943</text:p>
          </table:table-cell>
          <table:table-cell table:style-name="ce20" table:formula="of:=100*([.B10]-[.C10])/[.B9]-100" office:value-type="float" office:value="4.45945428421078">
            <text:p>4.46</text:p>
          </table:table-cell>
          <table:table-cell table:formula="of:=[.F9]" office:value-type="float" office:value="1">
            <text:p>1.0000</text:p>
          </table:table-cell>
          <table:table-cell table:formula="of:=100*[.D10]/[.F10]-100" office:value-type="float" office:value="-0.567062575355166">
            <text:p>-0.57</text:p>
          </table:table-cell>
          <table:table-cell table:formula="of:=[.H9]" office:value-type="float" office:value="1">
            <text:p>1.0000</text:p>
          </table:table-cell>
          <table:table-cell table:formula="of:=100*[.D10]/[.H10]-100" office:value-type="float" office:value="-0.567062575355166">
            <text:p>-0.57</text:p>
          </table:table-cell>
          <table:table-cell/>
          <table:table-cell table:style-name="ce5" office:value-type="float" office:value="510473">
            <text:p>510473</text:p>
          </table:table-cell>
          <table:table-cell table:style-name="ce5" office:value-type="float" office:value="0">
            <text:p>0</text:p>
          </table:table-cell>
          <table:table-cell table:style-name="ce15" table:formula="of:=[.M9]*(1+[.N10]*0.01)" office:value-type="float" office:value="0.978654427567115">
            <text:p>0.9787</text:p>
          </table:table-cell>
          <table:table-cell table:style-name="ce20" table:formula="of:=100*([.K10]-[.L10])/[.K9]-100" office:value-type="float" office:value="1.18334281461161">
            <text:p>1.18</text:p>
          </table:table-cell>
          <table:table-cell table:style-name="ce15" table:formula="of:=[.O9]" office:value-type="float" office:value="1">
            <text:p>1.0000</text:p>
          </table:table-cell>
          <table:table-cell table:style-name="ce11" table:formula="of:=100*[.M10]/[.O10]-100" office:value-type="float" office:value="-2.13455724328851">
            <text:p>-2.13</text:p>
          </table:table-cell>
          <table:table-cell table:style-name="ce15" table:formula="of:=[.Q9]" office:value-type="float" office:value="1">
            <text:p>1.0000</text:p>
          </table:table-cell>
          <table:table-cell table:style-name="ce11" table:formula="of:=100*[.M10]/[.Q10]-100" office:value-type="float" office:value="-2.13455724328851">
            <text:p>-2.13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9]*(1+[.V10]*0.01)" office:value-type="float" office:value="1.03795737407166">
            <text:p>1.0380</text:p>
          </table:table-cell>
          <table:table-cell table:style-name="ce20" table:formula="of:=100*[.T10]/[.T9]-100" office:value-type="float" office:value="-1.05883281439748">
            <text:p>-1.06</text:p>
          </table:table-cell>
          <table:table-cell table:style-name="ce15" table:formula="of:=[.W9]" office:value-type="float" office:value="1">
            <text:p>1.0000</text:p>
          </table:table-cell>
          <table:table-cell table:style-name="ce11" table:formula="of:=100*[.U10]/[.W10]-100" office:value-type="float" office:value="3.79573740716646">
            <text:p>3.80</text:p>
          </table:table-cell>
          <table:table-cell table:style-name="ce15" table:formula="of:=[.Y9]" office:value-type="float" office:value="1">
            <text:p>1.0000</text:p>
          </table:table-cell>
          <table:table-cell table:style-name="ce11" table:formula="of:=100*[.U10]/[.Y10]-100" office:value-type="float" office:value="3.79573740716646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9]*(1+[.AD10]*0.01)" office:value-type="float" office:value="1.0403103832115">
            <text:p>1.0403</text:p>
          </table:table-cell>
          <table:table-cell table:style-name="ce20" table:formula="of:=100*[.AB10]/[.AB9]-100" office:value-type="float" office:value="-1.17351662590556">
            <text:p>-1.17</text:p>
          </table:table-cell>
          <table:table-cell table:style-name="ce15" table:formula="of:=[.AE9]" office:value-type="float" office:value="1">
            <text:p>1.0000</text:p>
          </table:table-cell>
          <table:table-cell table:style-name="ce11" table:formula="of:=100*[.AC10]/[.AE10]-100" office:value-type="float" office:value="4.03103832114992">
            <text:p>4.03</text:p>
          </table:table-cell>
          <table:table-cell table:style-name="ce15" table:formula="of:=[.AG9]" office:value-type="float" office:value="1">
            <text:p>1.0000</text:p>
          </table:table-cell>
          <table:table-cell table:style-name="ce11" table:formula="of:=100*[.AC10]/[.AG10]-100" office:value-type="float" office:value="4.03103832114992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9]*(1+[.AL10]*0.01)" office:value-type="float" office:value="1.02854611249841">
            <text:p>1.0285</text:p>
          </table:table-cell>
          <table:table-cell table:style-name="ce20" table:formula="of:=100*[.AJ10]/[.AJ9]-100" office:value-type="float" office:value="-1.54603890391711">
            <text:p>-1.55</text:p>
          </table:table-cell>
          <table:table-cell table:style-name="ce15" table:formula="of:=[.AM9]" office:value-type="float" office:value="1">
            <text:p>1.0000</text:p>
          </table:table-cell>
          <table:table-cell table:style-name="ce11" table:formula="of:=100*[.AK10]/[.AM10]-100" office:value-type="float" office:value="2.85461124984117">
            <text:p>2.85</text:p>
          </table:table-cell>
          <table:table-cell table:style-name="ce15" table:formula="of:=[.AO9]" office:value-type="float" office:value="1">
            <text:p>1.0000</text:p>
          </table:table-cell>
          <table:table-cell table:style-name="ce11" table:formula="of:=100*[.AK10]/[.AO10]-100" office:value-type="float" office:value="2.85461124984117">
            <text:p>2.85</text:p>
          </table:table-cell>
        </table:table-row>
        <table:table-row table:style-name="ro2">
          <table:table-cell table:style-name="ce13" table:formula="of:=[.A10]+1" office:value-type="date" office:date-value="2015-08-20">
            <text:p>15年8月20日</text:p>
          </table:table-cell>
          <table:table-cell table:style-name="ce5" office:value-type="float" office:value="699017">
            <text:p>699017</text:p>
          </table:table-cell>
          <table:table-cell table:style-name="ce5" office:value-type="float" office:value="0">
            <text:p>0</text:p>
          </table:table-cell>
          <table:table-cell table:formula="of:=[.D10]*(1+[.E11]*0.01)" office:value-type="float" office:value="0.943777095802522">
            <text:p>0.9438</text:p>
          </table:table-cell>
          <table:table-cell table:style-name="ce20" table:formula="of:=100*([.B11]-[.C11])/[.B10]-100" office:value-type="float" office:value="-5.08405763253623">
            <text:p>-5.08</text:p>
          </table:table-cell>
          <table:table-cell table:formula="of:=[.F10]" office:value-type="float" office:value="1">
            <text:p>1.0000</text:p>
          </table:table-cell>
          <table:table-cell table:formula="of:=100*[.D11]/[.F11]-100" office:value-type="float" office:value="-5.6222904197478">
            <text:p>-5.62</text:p>
          </table:table-cell>
          <table:table-cell table:formula="of:=[.H10]" office:value-type="float" office:value="1">
            <text:p>1.0000</text:p>
          </table:table-cell>
          <table:table-cell table:formula="of:=100*[.D11]/[.H11]-100" office:value-type="float" office:value="-5.6222904197478">
            <text:p>-5.62</text:p>
          </table:table-cell>
          <table:table-cell/>
          <table:table-cell table:style-name="ce5" office:value-type="float" office:value="489259">
            <text:p>489259</text:p>
          </table:table-cell>
          <table:table-cell table:style-name="ce5" office:value-type="float" office:value="0">
            <text:p>0</text:p>
          </table:table-cell>
          <table:table-cell table:style-name="ce15" table:formula="of:=[.M10]*(1+[.N11]*0.01)" office:value-type="float" office:value="0.937983961104817">
            <text:p>0.9380</text:p>
          </table:table-cell>
          <table:table-cell table:style-name="ce20" table:formula="of:=100*([.K11]-[.L11])/[.K10]-100" office:value-type="float" office:value="-4.15575358540021">
            <text:p>-4.16</text:p>
          </table:table-cell>
          <table:table-cell table:style-name="ce15" table:formula="of:=[.O10]" office:value-type="float" office:value="1">
            <text:p>1.0000</text:p>
          </table:table-cell>
          <table:table-cell table:style-name="ce11" table:formula="of:=100*[.M11]/[.O11]-100" office:value-type="float" office:value="-6.20160388951834">
            <text:p>-6.20</text:p>
          </table:table-cell>
          <table:table-cell table:style-name="ce15" table:formula="of:=[.Q10]" office:value-type="float" office:value="1">
            <text:p>1.0000</text:p>
          </table:table-cell>
          <table:table-cell table:style-name="ce11" table:formula="of:=100*[.M11]/[.Q11]-100" office:value-type="float" office:value="-6.20160388951834">
            <text:p>-6.2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0]*(1+[.V11]*0.01)" office:value-type="float" office:value="1.05624165375757">
            <text:p>1.0562</text:p>
          </table:table-cell>
          <table:table-cell table:style-name="ce20" table:formula="of:=100*[.T11]/[.T10]-100" office:value-type="float" office:value="1.76156363860927">
            <text:p>1.76</text:p>
          </table:table-cell>
          <table:table-cell table:style-name="ce15" table:formula="of:=[.W10]" office:value-type="float" office:value="1">
            <text:p>1.0000</text:p>
          </table:table-cell>
          <table:table-cell table:style-name="ce11" table:formula="of:=100*[.U11]/[.W11]-100" office:value-type="float" office:value="5.62416537575746">
            <text:p>5.62</text:p>
          </table:table-cell>
          <table:table-cell table:style-name="ce15" table:formula="of:=[.Y10]" office:value-type="float" office:value="1">
            <text:p>1.0000</text:p>
          </table:table-cell>
          <table:table-cell table:style-name="ce11" table:formula="of:=100*[.U11]/[.Y11]-100" office:value-type="float" office:value="5.62416537575746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0]*(1+[.AD11]*0.01)" office:value-type="float" office:value="0.000124792220952006">
            <text:p>0.0001</text:p>
          </table:table-cell>
          <table:table-cell table:style-name="ce20" table:formula="of:=100*[.AB11]/[.AB10]-100" office:value-type="float" office:value="-99.9880043280384">
            <text:p>-99.99</text:p>
          </table:table-cell>
          <table:table-cell table:style-name="ce15" table:formula="of:=[.AE10]" office:value-type="float" office:value="1">
            <text:p>1.0000</text:p>
          </table:table-cell>
          <table:table-cell table:style-name="ce11" table:formula="of:=100*[.AC11]/[.AE11]-100" office:value-type="float" office:value="-99.9875207779048">
            <text:p>-99.99</text:p>
          </table:table-cell>
          <table:table-cell table:style-name="ce15" table:formula="of:=[.AG10]" office:value-type="float" office:value="1">
            <text:p>1.0000</text:p>
          </table:table-cell>
          <table:table-cell table:style-name="ce11" table:formula="of:=100*[.AC11]/[.AG11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0]*(1+[.AL11]*0.01)" office:value-type="float" office:value="0.0000784126150214792">
            <text:p>0.0001</text:p>
          </table:table-cell>
          <table:table-cell table:style-name="ce20" table:formula="of:=100*[.AJ11]/[.AJ10]-100" office:value-type="float" office:value="-99.992376363678">
            <text:p>-99.99</text:p>
          </table:table-cell>
          <table:table-cell table:style-name="ce15" table:formula="of:=[.AM10]" office:value-type="float" office:value="1">
            <text:p>1.0000</text:p>
          </table:table-cell>
          <table:table-cell table:style-name="ce11" table:formula="of:=100*[.AK11]/[.AM11]-100" office:value-type="float" office:value="-99.9921587384979">
            <text:p>-99.99</text:p>
          </table:table-cell>
          <table:table-cell table:style-name="ce15" table:formula="of:=[.AO10]" office:value-type="float" office:value="1">
            <text:p>1.0000</text:p>
          </table:table-cell>
          <table:table-cell table:style-name="ce11" table:formula="of:=100*[.AK11]/[.AO11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11]+1" office:value-type="date" office:date-value="2015-08-21">
            <text:p>15年8月21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1]*(1+[.E12]*0.01)" office:value-type="float" office:value="0.888198212672769">
            <text:p>0.8882</text:p>
          </table:table-cell>
          <table:table-cell table:style-name="ce20" table:formula="of:=100*([.B12]-[.C12])/[.B11]-100" office:value-type="float" office:value="-5.88898410196032">
            <text:p>-5.89</text:p>
          </table:table-cell>
          <table:table-cell table:formula="of:=[.F11]" office:value-type="float" office:value="1">
            <text:p>1.0000</text:p>
          </table:table-cell>
          <table:table-cell table:formula="of:=100*[.D12]/[.F12]-100" office:value-type="float" office:value="-11.1801787327231">
            <text:p>-11.18</text:p>
          </table:table-cell>
          <table:table-cell table:formula="of:=[.H11]" office:value-type="float" office:value="1">
            <text:p>1.0000</text:p>
          </table:table-cell>
          <table:table-cell table:formula="of:=100*[.D12]/[.H12]-100" office:value-type="float" office:value="-11.1801787327231">
            <text:p>-11.18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5" table:formula="of:=[.M11]*(1+[.N12]*0.01)" office:value-type="float" office:value="0.885931362117456">
            <text:p>0.8859</text:p>
          </table:table-cell>
          <table:table-cell table:style-name="ce20" table:formula="of:=100*([.K12]-[.L12])/[.K11]-100" office:value-type="float" office:value="-5.54941247887111">
            <text:p>-5.55</text:p>
          </table:table-cell>
          <table:table-cell table:style-name="ce15" table:formula="of:=[.O11]" office:value-type="float" office:value="1">
            <text:p>1.0000</text:p>
          </table:table-cell>
          <table:table-cell table:style-name="ce11" table:formula="of:=100*[.M12]/[.O12]-100" office:value-type="float" office:value="-11.4068637882544">
            <text:p>-11.41</text:p>
          </table:table-cell>
          <table:table-cell table:style-name="ce15" table:formula="of:=[.Q11]" office:value-type="float" office:value="1">
            <text:p>1.0000</text:p>
          </table:table-cell>
          <table:table-cell table:style-name="ce11" table:formula="of:=100*[.M12]/[.Q12]-100" office:value-type="float" office:value="-11.4068637882544">
            <text:p>-11.41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11]*(1+[.V12]*0.01)" office:value-type="float" office:value="0.000267079750013234">
            <text:p>0.0003</text:p>
          </table:table-cell>
          <table:table-cell table:style-name="ce20" table:formula="of:=100*[.T12]/[.T11]-100" office:value-type="float" office:value="-99.974714143391">
            <text:p>-99.97</text:p>
          </table:table-cell>
          <table:table-cell table:style-name="ce15" table:formula="of:=[.W11]" office:value-type="float" office:value="1">
            <text:p>1.0000</text:p>
          </table:table-cell>
          <table:table-cell table:style-name="ce11" table:formula="of:=100*[.U12]/[.W12]-100" office:value-type="float" office:value="-99.9732920249987">
            <text:p>-99.97</text:p>
          </table:table-cell>
          <table:table-cell table:style-name="ce15" table:formula="of:=[.Y11]" office:value-type="float" office:value="1">
            <text:p>1.0000</text:p>
          </table:table-cell>
          <table:table-cell table:style-name="ce11" table:formula="of:=100*[.U12]/[.Y12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1]*(1+[.AD12]*0.01)" office:value-type="float" office:value="0.000124792220952006">
            <text:p>0.0001</text:p>
          </table:table-cell>
          <table:table-cell table:style-name="ce20" table:formula="of:=100*[.AB12]/[.AB11]-100" office:value-type="float" office:value="0">
            <text:p>0.00</text:p>
          </table:table-cell>
          <table:table-cell table:style-name="ce15" table:formula="of:=[.AE11]" office:value-type="float" office:value="1">
            <text:p>1.0000</text:p>
          </table:table-cell>
          <table:table-cell table:style-name="ce11" table:formula="of:=100*[.AC12]/[.AE12]-100" office:value-type="float" office:value="-99.9875207779048">
            <text:p>-99.99</text:p>
          </table:table-cell>
          <table:table-cell table:style-name="ce15" table:formula="of:=[.AG11]" office:value-type="float" office:value="1">
            <text:p>1.0000</text:p>
          </table:table-cell>
          <table:table-cell table:style-name="ce11" table:formula="of:=100*[.AC12]/[.AG12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1]*(1+[.AL12]*0.01)" office:value-type="float" office:value="0.0000784126150214792">
            <text:p>0.0001</text:p>
          </table:table-cell>
          <table:table-cell table:style-name="ce20" table:formula="of:=100*[.AJ12]/[.AJ11]-100" office:value-type="float" office:value="0">
            <text:p>0.00</text:p>
          </table:table-cell>
          <table:table-cell table:style-name="ce15" table:formula="of:=[.AM11]" office:value-type="float" office:value="1">
            <text:p>1.0000</text:p>
          </table:table-cell>
          <table:table-cell table:style-name="ce11" table:formula="of:=100*[.AK12]/[.AM12]-100" office:value-type="float" office:value="-99.9921587384979">
            <text:p>-99.99</text:p>
          </table:table-cell>
          <table:table-cell table:style-name="ce15" table:formula="of:=[.AO11]" office:value-type="float" office:value="1">
            <text:p>1.0000</text:p>
          </table:table-cell>
          <table:table-cell table:style-name="ce11" table:formula="of:=100*[.AK12]/[.AO12]-100" office:value-type="float" office:value="-99.9921587384979">
            <text:p>-99.99</text:p>
          </table:table-cell>
        </table:table-row>
        <table:table-row table:style-name="ro2">
          <table:table-cell table:style-name="ce19" table:formula="of:=[.A12]+3" office:value-type="date" office:date-value="2015-08-24">
            <text:p>15年8月24日</text:p>
          </table:table-cell>
          <table:table-cell table:style-name="ce5" office:value-type="float" office:value="605018">
            <text:p>605018</text:p>
          </table:table-cell>
          <table:table-cell table:style-name="ce5" office:value-type="float" office:value="0">
            <text:p>0</text:p>
          </table:table-cell>
          <table:table-cell table:formula="of:=[.D12]*(1+[.E13]*0.01)" office:value-type="float" office:value="0.816864440991063">
            <text:p>0.8169</text:p>
          </table:table-cell>
          <table:table-cell table:style-name="ce20" table:formula="of:=100*([.B13]-[.C13])/[.B12]-100" office:value-type="float" office:value="-8.03128971257974">
            <text:p>-8.03</text:p>
          </table:table-cell>
          <table:table-cell table:formula="of:=[.F12]" office:value-type="float" office:value="1">
            <text:p>1.0000</text:p>
          </table:table-cell>
          <table:table-cell table:formula="of:=100*[.D13]/[.F13]-100" office:value-type="float" office:value="-18.3135559008936">
            <text:p>-18.31</text:p>
          </table:table-cell>
          <table:table-cell table:formula="of:=[.H12]" office:value-type="float" office:value="1">
            <text:p>1.0000</text:p>
          </table:table-cell>
          <table:table-cell table:formula="of:=100*[.D13]/[.H13]-100" office:value-type="float" office:value="-18.3135559008936">
            <text:p>-18.31</text:p>
          </table:table-cell>
          <table:table-cell/>
          <table:table-cell table:style-name="ce5" office:value-type="float" office:value="428697">
            <text:p>428697</text:p>
          </table:table-cell>
          <table:table-cell table:style-name="ce5" office:value-type="float" office:value="0">
            <text:p>0</text:p>
          </table:table-cell>
          <table:table-cell table:style-name="ce15" table:formula="of:=[.M12]*(1+[.N13]*0.01)" office:value-type="float" office:value="0.821877390449131">
            <text:p>0.8219</text:p>
          </table:table-cell>
          <table:table-cell table:style-name="ce20" table:formula="of:=100*([.K13]-[.L13])/[.K12]-100" office:value-type="float" office:value="-7.23012802202082">
            <text:p>-7.23</text:p>
          </table:table-cell>
          <table:table-cell table:style-name="ce15" table:formula="of:=[.O12]" office:value-type="float" office:value="1">
            <text:p>1.0000</text:p>
          </table:table-cell>
          <table:table-cell table:style-name="ce11" table:formula="of:=100*[.M13]/[.O13]-100" office:value-type="float" office:value="-17.8122609550869">
            <text:p>-17.81</text:p>
          </table:table-cell>
          <table:table-cell table:style-name="ce15" table:formula="of:=[.Q12]" office:value-type="float" office:value="1">
            <text:p>1.0000</text:p>
          </table:table-cell>
          <table:table-cell table:style-name="ce11" table:formula="of:=100*[.M13]/[.Q13]-100" office:value-type="float" office:value="-17.8122609550869">
            <text:p>-17.81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12]*(1+[.V13]*0.01)" office:value-type="float" office:value="1.04920143154699">
            <text:p>1.0492</text:p>
          </table:table-cell>
          <table:table-cell table:style-name="ce20" table:formula="of:=100*[.T13]/[.T12]-100" office:value-type="float" office:value="392742">
            <text:p>392742.00</text:p>
          </table:table-cell>
          <table:table-cell table:style-name="ce15" table:formula="of:=[.W12]" office:value-type="float" office:value="1">
            <text:p>1.0000</text:p>
          </table:table-cell>
          <table:table-cell table:style-name="ce11" table:formula="of:=100*[.U13]/[.W13]-100" office:value-type="float" office:value="4.92014315469882">
            <text:p>4.92</text:p>
          </table:table-cell>
          <table:table-cell table:style-name="ce15" table:formula="of:=[.Y12]" office:value-type="float" office:value="1">
            <text:p>1.0000</text:p>
          </table:table-cell>
          <table:table-cell table:style-name="ce11" table:formula="of:=100*[.U13]/[.Y13]-100" office:value-type="float" office:value="4.92014315469882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12]*(1+[.AD13]*0.01)" office:value-type="float" office:value="1.04751713397102">
            <text:p>1.0475</text:p>
          </table:table-cell>
          <table:table-cell table:style-name="ce20" table:formula="of:=100*[.AB13]/[.AB12]-100" office:value-type="float" office:value="839309">
            <text:p>839309.00</text:p>
          </table:table-cell>
          <table:table-cell table:style-name="ce15" table:formula="of:=[.AE12]" office:value-type="float" office:value="1">
            <text:p>1.0000</text:p>
          </table:table-cell>
          <table:table-cell table:style-name="ce11" table:formula="of:=100*[.AC13]/[.AE13]-100" office:value-type="float" office:value="4.75171339710248">
            <text:p>4.75</text:p>
          </table:table-cell>
          <table:table-cell table:style-name="ce15" table:formula="of:=[.AG12]" office:value-type="float" office:value="1">
            <text:p>1.0000</text:p>
          </table:table-cell>
          <table:table-cell table:style-name="ce11" table:formula="of:=100*[.AC13]/[.AG13]-100" office:value-type="float" office:value="4.75171339710248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12]*(1+[.AL13]*0.01)" office:value-type="float" office:value="1.04311988112614">
            <text:p>1.0431</text:p>
          </table:table-cell>
          <table:table-cell table:style-name="ce20" table:formula="of:=100*[.AJ13]/[.AJ12]-100" office:value-type="float" office:value="1330196">
            <text:p>1330196.00</text:p>
          </table:table-cell>
          <table:table-cell table:style-name="ce15" table:formula="of:=[.AM12]" office:value-type="float" office:value="1">
            <text:p>1.0000</text:p>
          </table:table-cell>
          <table:table-cell table:style-name="ce11" table:formula="of:=100*[.AK13]/[.AM13]-100" office:value-type="float" office:value="4.31198811261365">
            <text:p>4.31</text:p>
          </table:table-cell>
          <table:table-cell table:style-name="ce15" table:formula="of:=[.AO12]" office:value-type="float" office:value="1">
            <text:p>1.0000</text:p>
          </table:table-cell>
          <table:table-cell table:style-name="ce11" table:formula="of:=100*[.AK13]/[.AO13]-100" office:value-type="float" office:value="4.31198811261365">
            <text:p>4.31</text:p>
          </table:table-cell>
        </table:table-row>
        <table:table-row table:style-name="ro2">
          <table:table-cell table:style-name="ce13" table:formula="of:=[.A13]+1" office:value-type="date" office:date-value="2015-08-25">
            <text:p>15年8月25日</text:p>
          </table:table-cell>
          <table:table-cell table:style-name="ce5" office:value-type="float" office:value="594669">
            <text:p>594669</text:p>
          </table:table-cell>
          <table:table-cell table:style-name="ce5" office:value-type="float" office:value="0">
            <text:p>0</text:p>
          </table:table-cell>
          <table:table-cell table:formula="of:=[.D13]*(1+[.E14]*0.01)" office:value-type="float" office:value="0.802891749104514">
            <text:p>0.8029</text:p>
          </table:table-cell>
          <table:table-cell table:style-name="ce20" table:formula="of:=100*([.B14]-[.C14])/[.B13]-100" office:value-type="float" office:value="-1.71052762066583">
            <text:p>-1.71</text:p>
          </table:table-cell>
          <table:table-cell table:formula="of:=[.F13]" office:value-type="float" office:value="1">
            <text:p>1.0000</text:p>
          </table:table-cell>
          <table:table-cell table:formula="of:=100*[.D14]/[.F14]-100" office:value-type="float" office:value="-19.7108250895486">
            <text:p>-19.71</text:p>
          </table:table-cell>
          <table:table-cell table:formula="of:=[.H13]" office:value-type="float" office:value="1">
            <text:p>1.0000</text:p>
          </table:table-cell>
          <table:table-cell table:formula="of:=100*[.D14]/[.H14]-100" office:value-type="float" office:value="-19.7108250895486">
            <text:p>-19.71</text:p>
          </table:table-cell>
          <table:table-cell/>
          <table:table-cell table:style-name="ce5" office:value-type="float" office:value="415287">
            <text:p>415287</text:p>
          </table:table-cell>
          <table:table-cell table:style-name="ce5" office:value-type="float" office:value="0">
            <text:p>0</text:p>
          </table:table-cell>
          <table:table-cell table:style-name="ce15" table:formula="of:=[.M13]*(1+[.N14]*0.01)" office:value-type="float" office:value="0.796168379642144">
            <text:p>0.7962</text:p>
          </table:table-cell>
          <table:table-cell table:style-name="ce20" table:formula="of:=100*([.K14]-[.L14])/[.K13]-100" office:value-type="float" office:value="-3.12808347154284">
            <text:p>-3.13</text:p>
          </table:table-cell>
          <table:table-cell table:style-name="ce15" table:formula="of:=[.O13]" office:value-type="float" office:value="1">
            <text:p>1.0000</text:p>
          </table:table-cell>
          <table:table-cell table:style-name="ce11" table:formula="of:=100*[.M14]/[.O14]-100" office:value-type="float" office:value="-20.3831620357855">
            <text:p>-20.38</text:p>
          </table:table-cell>
          <table:table-cell table:style-name="ce15" table:formula="of:=[.Q13]" office:value-type="float" office:value="1">
            <text:p>1.0000</text:p>
          </table:table-cell>
          <table:table-cell table:style-name="ce11" table:formula="of:=100*[.M14]/[.Q14]-100" office:value-type="float" office:value="-20.3831620357855">
            <text:p>-20.38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13]*(1+[.V14]*0.01)" office:value-type="float" office:value="1.04906522087448">
            <text:p>1.0491</text:p>
          </table:table-cell>
          <table:table-cell table:style-name="ce20" table:formula="of:=100*[.T14]/[.T13]-100" office:value-type="float" office:value="-0.0129823185911846">
            <text:p>-0.01</text:p>
          </table:table-cell>
          <table:table-cell table:style-name="ce15" table:formula="of:=[.W13]" office:value-type="float" office:value="1">
            <text:p>1.0000</text:p>
          </table:table-cell>
          <table:table-cell table:style-name="ce11" table:formula="of:=100*[.U14]/[.W14]-100" office:value-type="float" office:value="4.90652208744815">
            <text:p>4.91</text:p>
          </table:table-cell>
          <table:table-cell table:style-name="ce15" table:formula="of:=[.Y13]" office:value-type="float" office:value="1">
            <text:p>1.0000</text:p>
          </table:table-cell>
          <table:table-cell table:style-name="ce11" table:formula="of:=100*[.U14]/[.Y14]-100" office:value-type="float" office:value="4.90652208744815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13]*(1+[.AD14]*0.01)" office:value-type="float" office:value="1.05266356516309">
            <text:p>1.0527</text:p>
          </table:table-cell>
          <table:table-cell table:style-name="ce20" table:formula="of:=100*[.AB14]/[.AB13]-100" office:value-type="float" office:value="0.491298044219207">
            <text:p>0.49</text:p>
          </table:table-cell>
          <table:table-cell table:style-name="ce15" table:formula="of:=[.AE13]" office:value-type="float" office:value="1">
            <text:p>1.0000</text:p>
          </table:table-cell>
          <table:table-cell table:style-name="ce11" table:formula="of:=100*[.AC14]/[.AE14]-100" office:value-type="float" office:value="5.26635651630856">
            <text:p>5.27</text:p>
          </table:table-cell>
          <table:table-cell table:style-name="ce15" table:formula="of:=[.AG13]" office:value-type="float" office:value="1">
            <text:p>1.0000</text:p>
          </table:table-cell>
          <table:table-cell table:style-name="ce11" table:formula="of:=100*[.AC14]/[.AG14]-100" office:value-type="float" office:value="5.26635651630856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13]*(1+[.AL14]*0.01)" office:value-type="float" office:value="1.04469754294037">
            <text:p>1.0447</text:p>
          </table:table-cell>
          <table:table-cell table:style-name="ce20" table:formula="of:=100*[.AJ14]/[.AJ13]-100" office:value-type="float" office:value="0.15124453505085">
            <text:p>0.15</text:p>
          </table:table-cell>
          <table:table-cell table:style-name="ce15" table:formula="of:=[.AM13]" office:value-type="float" office:value="1">
            <text:p>1.0000</text:p>
          </table:table-cell>
          <table:table-cell table:style-name="ce11" table:formula="of:=100*[.AK14]/[.AM14]-100" office:value-type="float" office:value="4.46975429403685">
            <text:p>4.47</text:p>
          </table:table-cell>
          <table:table-cell table:style-name="ce15" table:formula="of:=[.AO13]" office:value-type="float" office:value="1">
            <text:p>1.0000</text:p>
          </table:table-cell>
          <table:table-cell table:style-name="ce11" table:formula="of:=100*[.AK14]/[.AO14]-100" office:value-type="float" office:value="4.46975429403685">
            <text:p>4.47</text:p>
          </table:table-cell>
        </table:table-row>
        <table:table-row table:style-name="ro2">
          <table:table-cell table:style-name="ce13" table:formula="of:=[.A14]+1" office:value-type="date" office:date-value="2015-08-26">
            <text:p>15年8月26日</text:p>
          </table:table-cell>
          <table:table-cell table:style-name="ce5" office:value-type="float" office:value="584537">
            <text:p>584537</text:p>
          </table:table-cell>
          <table:table-cell table:style-name="ce5" office:value-type="float" office:value="0">
            <text:p>0</text:p>
          </table:table-cell>
          <table:table-cell table:formula="of:=[.D14]*(1+[.E15]*0.01)" office:value-type="float" office:value="0.789212039548564">
            <text:p>0.7892</text:p>
          </table:table-cell>
          <table:table-cell table:style-name="ce20" table:formula="of:=100*([.B15]-[.C15])/[.B14]-100" office:value-type="float" office:value="-1.70380497385941">
            <text:p>-1.70</text:p>
          </table:table-cell>
          <table:table-cell table:formula="of:=[.F14]" office:value-type="float" office:value="1">
            <text:p>1.0000</text:p>
          </table:table-cell>
          <table:table-cell table:formula="of:=100*[.D15]/[.F15]-100" office:value-type="float" office:value="-21.0787960451435">
            <text:p>-21.08</text:p>
          </table:table-cell>
          <table:table-cell table:formula="of:=[.H14]" office:value-type="float" office:value="1">
            <text:p>1.0000</text:p>
          </table:table-cell>
          <table:table-cell table:formula="of:=100*[.D15]/[.H15]-100" office:value-type="float" office:value="-21.0787960451435">
            <text:p>-21.08</text:p>
          </table:table-cell>
          <table:table-cell/>
          <table:table-cell table:style-name="ce5" office:value-type="float" office:value="402777">
            <text:p>402777</text:p>
          </table:table-cell>
          <table:table-cell table:style-name="ce5" office:value-type="float" office:value="0">
            <text:p>0</text:p>
          </table:table-cell>
          <table:table-cell table:style-name="ce15" table:formula="of:=[.M14]*(1+[.N15]*0.01)" office:value-type="float" office:value="0.772184805802069">
            <text:p>0.7722</text:p>
          </table:table-cell>
          <table:table-cell table:style-name="ce20" table:formula="of:=100*([.K15]-[.L15])/[.K14]-100" office:value-type="float" office:value="-3.01237457469172">
            <text:p>-3.01</text:p>
          </table:table-cell>
          <table:table-cell table:style-name="ce15" table:formula="of:=[.O14]" office:value-type="float" office:value="1">
            <text:p>1.0000</text:p>
          </table:table-cell>
          <table:table-cell table:style-name="ce11" table:formula="of:=100*[.M15]/[.O15]-100" office:value-type="float" office:value="-22.7815194197931">
            <text:p>-22.78</text:p>
          </table:table-cell>
          <table:table-cell table:style-name="ce15" table:formula="of:=[.Q14]" office:value-type="float" office:value="1">
            <text:p>1.0000</text:p>
          </table:table-cell>
          <table:table-cell table:style-name="ce11" table:formula="of:=100*[.M15]/[.Q15]-100" office:value-type="float" office:value="-22.7815194197931">
            <text:p>-22.78</text:p>
          </table:table-cell>
          <table:table-cell/>
          <table:table-cell table:style-name="ce22" office:value-type="float" office:value="3886.32">
            <text:p>3886.32</text:p>
          </table:table-cell>
          <table:table-cell table:style-name="ce15" table:formula="of:=[.U14]*(1+[.V15]*0.01)" office:value-type="float" office:value="1.03795737407143">
            <text:p>1.0380</text:p>
          </table:table-cell>
          <table:table-cell table:style-name="ce20" table:formula="of:=100*[.T15]/[.T14]-100" office:value-type="float" office:value="-1.05883281439748">
            <text:p>-1.06</text:p>
          </table:table-cell>
          <table:table-cell table:style-name="ce15" table:formula="of:=[.W14]" office:value-type="float" office:value="1">
            <text:p>1.0000</text:p>
          </table:table-cell>
          <table:table-cell table:style-name="ce11" table:formula="of:=100*[.U15]/[.W15]-100" office:value-type="float" office:value="3.79573740714312">
            <text:p>3.80</text:p>
          </table:table-cell>
          <table:table-cell table:style-name="ce15" table:formula="of:=[.Y14]" office:value-type="float" office:value="1">
            <text:p>1.0000</text:p>
          </table:table-cell>
          <table:table-cell table:style-name="ce11" table:formula="of:=100*[.U15]/[.Y15]-100" office:value-type="float" office:value="3.79573740714312">
            <text:p>3.80</text:p>
          </table:table-cell>
          <table:table-cell/>
          <table:table-cell table:style-name="ce22" office:value-type="float" office:value="8336.34">
            <text:p>8336.34</text:p>
          </table:table-cell>
          <table:table-cell table:style-name="ce15" table:formula="of:=[.AC14]*(1+[.AD15]*0.01)" office:value-type="float" office:value="1.04031038321105">
            <text:p>1.0403</text:p>
          </table:table-cell>
          <table:table-cell table:style-name="ce20" table:formula="of:=100*[.AB15]/[.AB14]-100" office:value-type="float" office:value="-1.17351662590556">
            <text:p>-1.17</text:p>
          </table:table-cell>
          <table:table-cell table:style-name="ce15" table:formula="of:=[.AE14]" office:value-type="float" office:value="1">
            <text:p>1.0000</text:p>
          </table:table-cell>
          <table:table-cell table:style-name="ce11" table:formula="of:=100*[.AC15]/[.AE15]-100" office:value-type="float" office:value="4.03103832110465">
            <text:p>4.03</text:p>
          </table:table-cell>
          <table:table-cell table:style-name="ce15" table:formula="of:=[.AG14]" office:value-type="float" office:value="1">
            <text:p>1.0000</text:p>
          </table:table-cell>
          <table:table-cell table:style-name="ce11" table:formula="of:=100*[.AC15]/[.AG15]-100" office:value-type="float" office:value="4.03103832110465">
            <text:p>4.03</text:p>
          </table:table-cell>
          <table:table-cell/>
          <table:table-cell table:style-name="ce22" office:value-type="float" office:value="13117.1">
            <text:p>13117.10</text:p>
          </table:table-cell>
          <table:table-cell table:style-name="ce15" table:formula="of:=[.AK14]*(1+[.AL15]*0.01)" office:value-type="float" office:value="1.02854611249824">
            <text:p>1.0285</text:p>
          </table:table-cell>
          <table:table-cell table:style-name="ce20" table:formula="of:=100*[.AJ15]/[.AJ14]-100" office:value-type="float" office:value="-1.54603890391711">
            <text:p>-1.55</text:p>
          </table:table-cell>
          <table:table-cell table:style-name="ce15" table:formula="of:=[.AM14]" office:value-type="float" office:value="1">
            <text:p>1.0000</text:p>
          </table:table-cell>
          <table:table-cell table:style-name="ce11" table:formula="of:=100*[.AK15]/[.AM15]-100" office:value-type="float" office:value="2.85461124982443">
            <text:p>2.85</text:p>
          </table:table-cell>
          <table:table-cell table:style-name="ce15" table:formula="of:=[.AO14]" office:value-type="float" office:value="1">
            <text:p>1.0000</text:p>
          </table:table-cell>
          <table:table-cell table:style-name="ce11" table:formula="of:=100*[.AK15]/[.AO15]-100" office:value-type="float" office:value="2.85461124982443">
            <text:p>2.85</text:p>
          </table:table-cell>
        </table:table-row>
        <table:table-row table:style-name="ro2">
          <table:table-cell table:style-name="ce13" table:formula="of:=[.A15]+1" office:value-type="date" office:date-value="2015-08-27">
            <text:p>15年8月27日</text:p>
          </table:table-cell>
          <table:table-cell table:number-columns-repeated="2" table:style-name="ce5" office:value-type="float" office:value="0">
            <text:p>0</text:p>
          </table:table-cell>
          <table:table-cell table:formula="of:=[.D15]*(1+[.E16]*0.01)" office:value-type="float" office:value="0">
            <text:p>0.0000</text:p>
          </table:table-cell>
          <table:table-cell table:style-name="ce20" table:formula="of:=100*([.B16]-[.C16])/[.B15]-100" office:value-type="float" office:value="-100">
            <text:p>-100.00</text:p>
          </table:table-cell>
          <table:table-cell table:formula="of:=[.F15]" office:value-type="float" office:value="1">
            <text:p>1.0000</text:p>
          </table:table-cell>
          <table:table-cell table:formula="of:=100*[.D16]/[.F16]-100" office:value-type="float" office:value="-100">
            <text:p>-100.00</text:p>
          </table:table-cell>
          <table:table-cell table:formula="of:=[.H15]" office:value-type="float" office:value="1">
            <text:p>1.0000</text:p>
          </table:table-cell>
          <table:table-cell table:formula="of:=100*[.D16]/[.H16]-100" office:value-type="float" office:value="-100">
            <text:p>-100.00</text:p>
          </table:table-cell>
          <table:table-cell/>
          <table:table-cell table:number-columns-repeated="2" table:style-name="ce5" office:value-type="float" office:value="0">
            <text:p>0</text:p>
          </table:table-cell>
          <table:table-cell table:style-name="ce15" table:formula="of:=[.M15]*(1+[.N16]*0.01)" office:value-type="float" office:value="0">
            <text:p>0.0000</text:p>
          </table:table-cell>
          <table:table-cell table:style-name="ce20" table:formula="of:=100*([.K16]-[.L16])/[.K15]-100" office:value-type="float" office:value="-100">
            <text:p>-100.00</text:p>
          </table:table-cell>
          <table:table-cell table:style-name="ce15" table:formula="of:=[.O15]" office:value-type="float" office:value="1">
            <text:p>1.0000</text:p>
          </table:table-cell>
          <table:table-cell table:style-name="ce11" table:formula="of:=100*[.M16]/[.O16]-100" office:value-type="float" office:value="-100">
            <text:p>-100.00</text:p>
          </table:table-cell>
          <table:table-cell table:style-name="ce15" table:formula="of:=[.Q15]" office:value-type="float" office:value="1">
            <text:p>1.0000</text:p>
          </table:table-cell>
          <table:table-cell table:style-name="ce11" table:formula="of:=100*[.M16]/[.Q16]-100" office:value-type="float" office:value="-100">
            <text:p>-100.00</text:p>
          </table:table-cell>
          <table:table-cell/>
          <table:table-cell table:style-name="ce22" office:value-type="float" office:value="3954.78">
            <text:p>3954.78</text:p>
          </table:table-cell>
          <table:table-cell table:style-name="ce15" table:formula="of:=[.U15]*(1+[.V16]*0.01)" office:value-type="float" office:value="1.05624165375734">
            <text:p>1.0562</text:p>
          </table:table-cell>
          <table:table-cell table:style-name="ce20" table:formula="of:=100*[.T16]/[.T15]-100" office:value-type="float" office:value="1.76156363860927">
            <text:p>1.76</text:p>
          </table:table-cell>
          <table:table-cell table:style-name="ce15" table:formula="of:=[.W15]" office:value-type="float" office:value="1">
            <text:p>1.0000</text:p>
          </table:table-cell>
          <table:table-cell table:style-name="ce11" table:formula="of:=100*[.U16]/[.W16]-100" office:value-type="float" office:value="5.62416537573371">
            <text:p>5.62</text:p>
          </table:table-cell>
          <table:table-cell table:style-name="ce15" table:formula="of:=[.Y15]" office:value-type="float" office:value="1">
            <text:p>1.0000</text:p>
          </table:table-cell>
          <table:table-cell table:style-name="ce11" table:formula="of:=100*[.U16]/[.Y16]-100" office:value-type="float" office:value="5.62416537573371">
            <text:p>5.62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5]*(1+[.AD16]*0.01)" office:value-type="float" office:value="0.000124792220951952">
            <text:p>0.0001</text:p>
          </table:table-cell>
          <table:table-cell table:style-name="ce20" table:formula="of:=100*[.AB16]/[.AB15]-100" office:value-type="float" office:value="-99.9880043280384">
            <text:p>-99.99</text:p>
          </table:table-cell>
          <table:table-cell table:style-name="ce15" table:formula="of:=[.AE15]" office:value-type="float" office:value="1">
            <text:p>1.0000</text:p>
          </table:table-cell>
          <table:table-cell table:style-name="ce11" table:formula="of:=100*[.AC16]/[.AE16]-100" office:value-type="float" office:value="-99.9875207779048">
            <text:p>-99.99</text:p>
          </table:table-cell>
          <table:table-cell table:style-name="ce15" table:formula="of:=[.AG15]" office:value-type="float" office:value="1">
            <text:p>1.0000</text:p>
          </table:table-cell>
          <table:table-cell table:style-name="ce11" table:formula="of:=100*[.AC16]/[.AG1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5]*(1+[.AL16]*0.01)" office:value-type="float" office:value="0.0000784126150214664">
            <text:p>0.0001</text:p>
          </table:table-cell>
          <table:table-cell table:style-name="ce20" table:formula="of:=100*[.AJ16]/[.AJ15]-100" office:value-type="float" office:value="-99.992376363678">
            <text:p>-99.99</text:p>
          </table:table-cell>
          <table:table-cell table:style-name="ce15" table:formula="of:=[.AM15]" office:value-type="float" office:value="1">
            <text:p>1.0000</text:p>
          </table:table-cell>
          <table:table-cell table:style-name="ce11" table:formula="of:=100*[.AK16]/[.AM16]-100" office:value-type="float" office:value="-99.9921587384979">
            <text:p>-99.99</text:p>
          </table:table-cell>
          <table:table-cell table:style-name="ce15" table:formula="of:=[.AO15]" office:value-type="float" office:value="1">
            <text:p>1.0000</text:p>
          </table:table-cell>
          <table:table-cell table:style-name="ce11" table:formula="of:=100*[.AK16]/[.AO1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16]+1" office:value-type="date" office:date-value="2015-08-28">
            <text:p>15年8月28日</text:p>
          </table:table-cell>
          <table:table-cell table:style-name="ce5" office:value-type="float" office:value="657852">
            <text:p>657852</text:p>
          </table:table-cell>
          <table:table-cell table:style-name="ce5" office:value-type="float" office:value="0">
            <text:p>0</text:p>
          </table:table-cell>
          <table:table-cell table:formula="of:=[.D16]*(1+[.E17]*0.01)" office:value-type="float" office:value="0">
            <text:p>#DIV/0!</text:p>
          </table:table-cell>
          <table:table-cell table:style-name="ce20" table:formula="of:=100*([.B17]-[.C17])/[.B16]-100" office:value-type="float" office:value="0">
            <text:p>#DIV/0!</text:p>
          </table:table-cell>
          <table:table-cell table:formula="of:=[.F16]" office:value-type="float" office:value="1">
            <text:p>1.0000</text:p>
          </table:table-cell>
          <table:table-cell table:formula="of:=100*[.D17]/[.F17]-100" office:value-type="float" office:value="0">
            <text:p>#DIV/0!</text:p>
          </table:table-cell>
          <table:table-cell table:formula="of:=[.H16]" office:value-type="float" office:value="1">
            <text:p>1.0000</text:p>
          </table:table-cell>
          <table:table-cell table:formula="of:=100*[.D17]/[.H17]-100" office:value-type="float" office:value="0">
            <text:p>#DIV/0!</text:p>
          </table:table-cell>
          <table:table-cell/>
          <table:table-cell table:style-name="ce5" office:value-type="float" office:value="462108">
            <text:p>462108</text:p>
          </table:table-cell>
          <table:table-cell table:style-name="ce5" office:value-type="float" office:value="0">
            <text:p>0</text:p>
          </table:table-cell>
          <table:table-cell table:style-name="ce15" table:formula="of:=[.M16]*(1+[.N17]*0.01)" office:value-type="float" office:value="0">
            <text:p>#DIV/0!</text:p>
          </table:table-cell>
          <table:table-cell table:style-name="ce20" table:formula="of:=100*([.K17]-[.L17])/[.K16]-100" office:value-type="float" office:value="0">
            <text:p>#DIV/0!</text:p>
          </table:table-cell>
          <table:table-cell table:style-name="ce15" table:formula="of:=[.O16]" office:value-type="float" office:value="1">
            <text:p>1.0000</text:p>
          </table:table-cell>
          <table:table-cell table:style-name="ce11" table:formula="of:=100*[.M17]/[.O17]-100" office:value-type="float" office:value="0">
            <text:p>#DIV/0!</text:p>
          </table:table-cell>
          <table:table-cell table:style-name="ce15" table:formula="of:=[.Q16]" office:value-type="float" office:value="1">
            <text:p>1.0000</text:p>
          </table:table-cell>
          <table:table-cell table:style-name="ce11" table:formula="of:=100*[.M17]/[.Q17]-100" office:value-type="float" office:value="0">
            <text:p>#DIV/0!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16]*(1+[.V17]*0.01)" office:value-type="float" office:value="0.000267079750013174">
            <text:p>0.0003</text:p>
          </table:table-cell>
          <table:table-cell table:style-name="ce20" table:formula="of:=100*[.T17]/[.T16]-100" office:value-type="float" office:value="-99.974714143391">
            <text:p>-99.97</text:p>
          </table:table-cell>
          <table:table-cell table:style-name="ce15" table:formula="of:=[.W16]" office:value-type="float" office:value="1">
            <text:p>1.0000</text:p>
          </table:table-cell>
          <table:table-cell table:style-name="ce11" table:formula="of:=100*[.U17]/[.W17]-100" office:value-type="float" office:value="-99.9732920249987">
            <text:p>-99.97</text:p>
          </table:table-cell>
          <table:table-cell table:style-name="ce15" table:formula="of:=[.Y16]" office:value-type="float" office:value="1">
            <text:p>1.0000</text:p>
          </table:table-cell>
          <table:table-cell table:style-name="ce11" table:formula="of:=100*[.U17]/[.Y1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16]*(1+[.AD17]*0.01)" office:value-type="float" office:value="0.000124792220951952">
            <text:p>0.0001</text:p>
          </table:table-cell>
          <table:table-cell table:style-name="ce20" table:formula="of:=100*[.AB17]/[.AB16]-100" office:value-type="float" office:value="0">
            <text:p>0.00</text:p>
          </table:table-cell>
          <table:table-cell table:style-name="ce15" table:formula="of:=[.AE16]" office:value-type="float" office:value="1">
            <text:p>1.0000</text:p>
          </table:table-cell>
          <table:table-cell table:style-name="ce11" table:formula="of:=100*[.AC17]/[.AE17]-100" office:value-type="float" office:value="-99.9875207779048">
            <text:p>-99.99</text:p>
          </table:table-cell>
          <table:table-cell table:style-name="ce15" table:formula="of:=[.AG16]" office:value-type="float" office:value="1">
            <text:p>1.0000</text:p>
          </table:table-cell>
          <table:table-cell table:style-name="ce11" table:formula="of:=100*[.AC17]/[.AG1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16]*(1+[.AL17]*0.01)" office:value-type="float" office:value="0.0000784126150214664">
            <text:p>0.0001</text:p>
          </table:table-cell>
          <table:table-cell table:style-name="ce20" table:formula="of:=100*[.AJ17]/[.AJ16]-100" office:value-type="float" office:value="0">
            <text:p>0.00</text:p>
          </table:table-cell>
          <table:table-cell table:style-name="ce15" table:formula="of:=[.AM16]" office:value-type="float" office:value="1">
            <text:p>1.0000</text:p>
          </table:table-cell>
          <table:table-cell table:style-name="ce11" table:formula="of:=100*[.AK17]/[.AM17]-100" office:value-type="float" office:value="-99.9921587384979">
            <text:p>-99.99</text:p>
          </table:table-cell>
          <table:table-cell table:style-name="ce15" table:formula="of:=[.AO16]" office:value-type="float" office:value="1">
            <text:p>1.0000</text:p>
          </table:table-cell>
          <table:table-cell table:style-name="ce11" table:formula="of:=100*[.AK17]/[.AO17]-100" office:value-type="float" office:value="-99.9921587384979">
            <text:p>-99.99</text:p>
          </table:table-cell>
        </table:table-row>
        <table:table-row table:style-name="ro1" table:number-rows-repeated="63">
          <table:table-cell table:number-columns-repeated="42"/>
        </table:table-row>
        <table:table-row table:style-name="ro1">
          <table:table-cell table:style-name="ce5" office:value-type="string">
            <text:p>南京日晞科技</text:p>
          </table:table-cell>
          <table:table-cell table:number-columns-repeated="41"/>
        </table:table-row>
        <table:table-row table:style-name="ro1" table:number-rows-repeated="1048494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blk" table:style-name="ta1" table:print="false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23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23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23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23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625">
            <text:p>0.625</text:p>
          </table:table-cell>
          <table:table-cell table:style-name="ce23" table:formula="of:=100*[.D19]/[.D20]-100" office:value-type="float" office:value="-10.7142857142857">
            <text:p>-10.71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0.7">
            <text:p>0.7</text:p>
          </table:table-cell>
          <table:table-cell table:style-name="ce23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23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23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2015／09／07</text:date>, <text:time>11:14:2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9-07T11:14:29.14</dc:date>
    <meta:editing-duration>P67DT6H6M49S</meta:editing-duration>
    <meta:editing-cycles>251</meta:editing-cycles>
    <meta:generator>OpenOffice/4.1.1$Win32 OpenOffice.org_project/411m6$Build-9775</meta:generator>
    <meta:document-statistic meta:table-count="9" meta:cell-count="5596" meta:object-count="0"/>
  </office:meta>
</office:document-meta>
</file>